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mbria1" svg:font-family="Cambri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875cm" fo:margin-left="-0.191cm" fo:margin-top="0cm" fo:margin-bottom="0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1.2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>
        <style:tab-stops>
          <style:tab-stop style:position="16.193cm" style:type="right"/>
        </style:tab-stops>
      </style:paragraph-properties>
      <style:text-properties style:font-name="Cambria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>
        <style:tab-stops>
          <style:tab-stop style:position="16.193cm" style:type="right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style:font-name-complex="Times New Roman1"/>
    </style:style>
    <style:style style:name="T4" style:family="text">
      <style:text-properties style:font-name="Cambria" style:font-name-complex="Cambria1"/>
    </style:style>
    <style:style style:name="T5" style:family="text">
      <style:text-properties style:font-name="Times New Roman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Opis</text:span></text:p>
          </table:table-cell>
          <table:table-cell table:style-name="Table2.B1" office:value-type="string">
            <text:p text:style-name="P2"><text:span text:style-name="T1">Korisnik može da na osnovu tipa zahvata pronađe sve zahvate ikad urađene istog tipa.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eduslovi</text:span></text:p>
          </table:table-cell>
          <table:table-cell table:style-name="Table2.B1" office:value-type="string">
            <text:p text:style-name="P2"><text:span text:style-name="T5">●</text:span><text:span text:style-name="T1"> Korisnik je prijavljen na sistem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Ulaz</text:span></text:p>
          </table:table-cell>
          <table:table-cell table:style-name="Table2.B1" office:value-type="string">
            <text:p text:style-name="P2"><text:span text:style-name="T5">●Tip zahvata koji se traži</text:span><text:span text:style-name="T3"> – njegov id ili samo njegov naziv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Uslovi validacije</text:span></text:p>
          </table:table-cell>
          <table:table-cell table:style-name="Table2.B1" office:value-type="string">
            <text:p text:style-name="P2"><text:span text:style-name="T5">●</text:span><text:span text:style-name="T3"> Uneseni tip zahvata – njegov naziv ili id mora odgovarati svom formatu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ocesiranje</text:span></text:p>
          </table:table-cell>
          <table:table-cell table:style-name="Table2.B1" office:value-type="string">
            <text:p text:style-name="P2"><text:span text:style-name="T5">●</text:span><text:span text:style-name="T1"> Korisnik unosi tip zahvata koje želi vidjeti</text:span></text:p>
            <text:p text:style-name="P2"><text:span text:style-name="T5">●</text:span><text:span text:style-name="T1"> Sistem na osnovu unesenih podataka provjeri da li postoji ijedan uradjen zahvat tog tipa</text:span></text:p>
            <text:p text:style-name="P2"><text:span text:style-name="T5">●</text:span><text:span text:style-name="T1"> Ukoliko postoji, sistem vraća korisniku sve odrađene zahvate koje je pronašao, a ukoliko ne postoji, obavještava korisnika o tome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Izlaz</text:span></text:p>
          </table:table-cell>
          <table:table-cell table:style-name="Table2.B1" office:value-type="string">
            <text:p text:style-name="P2"><text:span text:style-name="T5">●</text:span><text:span text:style-name="T1"> Svi pronađeni zahvati koji odgovaraju unesenom tipu ili obavijest o neuspješnoj potrazi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Funkcionalni zahtjevi</text:span></text:p>
          </table:table-cell>
          <table:table-cell table:style-name="Table2.B1" office:value-type="string">
            <text:p text:style-name="P2"><text:span text:style-name="T1">i. Sistem omogućava zaposleniku interfejs za unos tipa zahvata</text:span></text:p>
            <text:p text:style-name="P2"><text:span text:style-name="T1">ii. Sistem vrši provjeru unesenih podataka</text:span></text:p>
            <text:p text:style-name="P2"><text:span text:style-name="T1">iii. U slučaju neispravnih podataka informiše zaposlenika o tome</text:span></text:p>
            <text:p text:style-name="P2"><text:span text:style-name="T1">iv. U slučaju ispravno unesenih podataka sistem informiše zaposlenika o rezultatu akcije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ioritet realizacije</text:span></text:p>
          </table:table-cell>
          <table:table-cell table:style-name="Table2.B1" office:value-type="string">
            <text:p text:style-name="P3"><text:span text:style-name="T1">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mbria1" svg:font-family="Cambri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$Win32 OpenOffice.org_project/411m6$Build-9775</meta:generator>
    <dc:date>2015-05-11T00:08:19.23</dc:date>
    <meta:document-statistic meta:table-count="2" meta:image-count="0" meta:object-count="0" meta:page-count="1" meta:paragraph-count="21" meta:word-count="150" meta:character-count="958"/>
    <dc:creator>Sumejja Porča</dc:creator>
    <meta:user-defined meta:name="Info 1"/>
    <meta:user-defined meta:name="Info 2"/>
    <meta:user-defined meta:name="Info 3"/>
    <meta:user-defined meta:name="Info 4"/>
  </office:meta>
</office:document-meta>
</file>